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s" fo:country="ES"/>
    </style:style>
    <style:style style:name="P2" style:family="paragraph" style:parent-style-name="Title">
      <style:text-properties fo:language="es" fo:country="ES"/>
    </style:style>
    <style:style style:name="P3" style:family="paragraph" style:parent-style-name="Title">
      <style:text-properties fo:language="es" fo:country="ES" officeooo:rsid="0071929a" officeooo:paragraph-rsid="0071929a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fo:language="es" fo:country="ES" officeooo:rsid="001d4e81" officeooo:paragraph-rsid="001d4e81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3">
      <style:text-properties officeooo:paragraph-rsid="0185d43c"/>
    </style:style>
    <style:style style:name="P12" style:family="paragraph" style:parent-style-name="Preformatted_20_Text">
      <style:text-properties officeooo:rsid="01806312" officeooo:paragraph-rsid="01806312"/>
    </style:style>
    <style:style style:name="P13" style:family="paragraph" style:parent-style-name="Preformatted_20_Text">
      <style:text-properties officeooo:rsid="01806312" officeooo:paragraph-rsid="0183d30c"/>
    </style:style>
    <style:style style:name="P14" style:family="paragraph" style:parent-style-name="Preformatted_20_Text">
      <style:text-properties officeooo:rsid="0183d30c" officeooo:paragraph-rsid="0183d30c"/>
    </style:style>
    <style:style style:name="P15" style:family="paragraph" style:parent-style-name="Preformatted_20_Text" style:list-style-name="L6">
      <style:text-properties officeooo:rsid="0185d43c" officeooo:paragraph-rsid="0185d43c"/>
    </style:style>
    <style:style style:name="P16" style:family="paragraph" style:parent-style-name="Standard">
      <style:text-properties officeooo:rsid="018a0b07" officeooo:paragraph-rsid="018a0b07"/>
    </style:style>
    <style:style style:name="P17" style:family="paragraph" style:parent-style-name="Standard">
      <style:text-properties officeooo:rsid="018b3fdc" officeooo:paragraph-rsid="018b3fdc"/>
    </style:style>
    <style:style style:name="P18" style:family="paragraph" style:parent-style-name="Text_20_body">
      <style:text-properties officeooo:rsid="01806312" officeooo:paragraph-rsid="01806312"/>
    </style:style>
    <style:style style:name="P19" style:family="paragraph" style:parent-style-name="Text_20_body">
      <style:text-properties officeooo:rsid="01806312" officeooo:paragraph-rsid="0180ccba"/>
    </style:style>
    <style:style style:name="P20" style:family="paragraph" style:parent-style-name="Text_20_body" style:list-style-name="L2">
      <style:text-properties officeooo:rsid="01806312" officeooo:paragraph-rsid="0180ccba"/>
    </style:style>
    <style:style style:name="P21" style:family="paragraph" style:parent-style-name="Text_20_body" style:list-style-name="L2">
      <style:text-properties officeooo:rsid="01806312" officeooo:paragraph-rsid="0189785a"/>
    </style:style>
    <style:style style:name="P22" style:family="paragraph" style:parent-style-name="Text_20_body">
      <style:text-properties officeooo:rsid="01806312" officeooo:paragraph-rsid="0189785a"/>
    </style:style>
    <style:style style:name="P23" style:family="paragraph" style:parent-style-name="Text_20_body">
      <style:text-properties officeooo:rsid="0180ccba" officeooo:paragraph-rsid="0180ccba"/>
    </style:style>
    <style:style style:name="P24" style:family="paragraph" style:parent-style-name="Text_20_body" style:list-style-name="L3">
      <style:text-properties officeooo:rsid="0180ccba" officeooo:paragraph-rsid="0180ccba"/>
    </style:style>
    <style:style style:name="P25" style:family="paragraph" style:parent-style-name="Text_20_body" style:list-style-name="L3">
      <style:text-properties officeooo:paragraph-rsid="0180ccba"/>
    </style:style>
    <style:style style:name="P26" style:family="paragraph" style:parent-style-name="Text_20_body">
      <style:text-properties officeooo:rsid="0183d30c" officeooo:paragraph-rsid="0183d30c"/>
    </style:style>
    <style:style style:name="P27" style:family="paragraph" style:parent-style-name="Text_20_body">
      <style:text-properties officeooo:rsid="0185d43c" officeooo:paragraph-rsid="0185d43c"/>
    </style:style>
    <style:style style:name="P28" style:family="paragraph" style:parent-style-name="Text_20_body" style:list-style-name="L6">
      <style:text-properties officeooo:rsid="0185d43c" officeooo:paragraph-rsid="0185d43c"/>
    </style:style>
    <style:style style:name="P29" style:family="paragraph" style:parent-style-name="Text_20_body" style:list-style-name="L4">
      <style:text-properties officeooo:paragraph-rsid="0185d43c"/>
    </style:style>
    <style:style style:name="P30" style:family="paragraph" style:parent-style-name="Text_20_body" style:list-style-name="L6">
      <style:text-properties officeooo:paragraph-rsid="0186dc7c"/>
    </style:style>
    <style:style style:name="P31" style:family="paragraph" style:parent-style-name="Text_20_body" style:list-style-name="L6">
      <style:text-properties officeooo:rsid="0186dc7c" officeooo:paragraph-rsid="0186dc7c"/>
    </style:style>
    <style:style style:name="P32" style:family="paragraph" style:parent-style-name="Text_20_body" style:list-style-name="L6">
      <style:text-properties officeooo:rsid="0187b3b7" officeooo:paragraph-rsid="0187b3b7"/>
    </style:style>
    <style:style style:name="P33" style:family="paragraph" style:parent-style-name="Text_20_body">
      <style:text-properties officeooo:rsid="0187b3b7" officeooo:paragraph-rsid="0187b3b7"/>
    </style:style>
    <style:style style:name="P34" style:family="paragraph" style:parent-style-name="Text_20_body" style:list-style-name="L4">
      <style:text-properties officeooo:rsid="0188aca9" officeooo:paragraph-rsid="0188aca9"/>
    </style:style>
    <style:style style:name="P35" style:family="paragraph" style:parent-style-name="Text_20_body" style:list-style-name="L6">
      <style:text-properties officeooo:rsid="01892fa7" officeooo:paragraph-rsid="01892fa7"/>
    </style:style>
    <style:style style:name="P36" style:family="paragraph" style:parent-style-name="Text_20_body">
      <style:text-properties officeooo:rsid="01892fa7" officeooo:paragraph-rsid="01892fa7"/>
    </style:style>
    <style:style style:name="P37" style:family="paragraph" style:parent-style-name="Text_20_body">
      <style:text-properties fo:font-style="italic" officeooo:rsid="0189785a" officeooo:paragraph-rsid="0189785a" style:font-style-asian="italic" style:font-style-complex="italic"/>
    </style:style>
    <style:style style:name="P38" style:family="paragraph" style:parent-style-name="Text_20_body">
      <style:text-properties fo:font-style="italic" fo:font-weight="bold" officeooo:rsid="0189785a" officeooo:paragraph-rsid="0189785a" style:font-style-asian="italic" style:font-weight-asian="bold" style:font-style-complex="italic" style:font-weight-complex="bold"/>
    </style:style>
    <style:style style:name="T1" style:family="text">
      <style:text-properties officeooo:rsid="0030dd01"/>
    </style:style>
    <style:style style:name="T2" style:family="text">
      <style:text-properties officeooo:rsid="00bc080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1929a" style:font-weight-asian="bold" style:font-weight-complex="bold"/>
    </style:style>
    <style:style style:name="T5" style:family="text">
      <style:text-properties officeooo:rsid="0071929a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186dc7c" style:font-style-asian="normal" style:font-style-complex="normal"/>
    </style:style>
    <style:style style:name="T8" style:family="text">
      <style:text-properties fo:font-style="normal" officeooo:rsid="0188aca9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180ccba" style:font-style-asian="normal" style:font-weight-asian="normal" style:font-style-complex="normal" style:font-weight-complex="normal"/>
    </style:style>
    <style:style style:name="T11" style:family="text">
      <style:text-properties officeooo:rsid="00cb482e"/>
    </style:style>
    <style:style style:name="T12" style:family="text">
      <style:text-properties fo:language="es" fo:country="ES"/>
    </style:style>
    <style:style style:name="T13" style:family="text">
      <style:text-properties fo:language="es" fo:country="ES" officeooo:rsid="00738963"/>
    </style:style>
    <style:style style:name="T14" style:family="text">
      <style:text-properties fo:language="es" fo:country="ES" officeooo:rsid="017e7fe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180ccba" style:font-style-asian="italic" style:font-style-complex="italic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text-underline-style="none"/>
    </style:style>
    <style:style style:name="T21" style:family="text">
      <style:text-properties officeooo:rsid="017c97d7"/>
    </style:style>
    <style:style style:name="T22" style:family="text">
      <style:text-properties officeooo:rsid="0180ccba"/>
    </style:style>
    <style:style style:name="T23" style:family="text">
      <style:text-properties officeooo:rsid="018274fe"/>
    </style:style>
    <style:style style:name="T24" style:family="text">
      <style:text-properties officeooo:rsid="0183d30c"/>
    </style:style>
    <style:style style:name="T25" style:family="text">
      <style:text-properties officeooo:rsid="018410d4"/>
    </style:style>
    <style:style style:name="T26" style:family="text">
      <style:text-properties officeooo:rsid="0185d43c"/>
    </style:style>
    <style:style style:name="T27" style:family="text">
      <style:text-properties officeooo:rsid="0186dc7c"/>
    </style:style>
    <style:style style:name="T28" style:family="text">
      <style:text-properties officeooo:rsid="0188aca9"/>
    </style:style>
    <style:style style:name="T29" style:family="text">
      <style:text-properties officeooo:rsid="0189785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3"><text:span text:style-name="T11">Red </text:span>Reto <text:span text:style-name="T21">4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4">Estudiante</text:span><text:span text:style-name="T3">:</text:span> Jose Javier Bailón Ortiz</text:p>
      <text:p text:style-name="P5"><text:span text:style-name="T4">Asignatura</text:span><text:span text:style-name="T3">:</text:span> Programación<text:span text:style-name="T5"> de servicios y procesos</text:span></text:p>
      <text:p text:style-name="P5"><text:span text:style-name="T4">Convocatoria</text:span><text:span text:style-name="T3">: </text:span>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9">Sumario</text:p>
          </text:index-title>
          <text:p text:style-name="P6"><text:a xlink:type="simple" xlink:href="#__RefHeading___Toc836_2601721642" text:style-name="Index_20_Link" text:visited-style-name="Index_20_Link">A – Estudio de clases A<text:tab/>3</text:a></text:p>
          <text:p text:style-name="P7"><text:a xlink:type="simple" xlink:href="#__RefHeading___Toc573_3095742526" text:style-name="Index_20_Link" text:visited-style-name="Index_20_Link">A.1 Registros (record)<text:tab/>3</text:a></text:p>
          <text:p text:style-name="P8"><text:a xlink:type="simple" xlink:href="#__RefHeading___Toc575_3095742526" text:style-name="Index_20_Link" text:visited-style-name="Index_20_Link">A.1.1 Declarando un constructor<text:tab/>4</text:a></text:p>
          <text:p text:style-name="P8"><text:a xlink:type="simple" xlink:href="#__RefHeading___Toc577_3095742526" text:style-name="Index_20_Link" text:visited-style-name="Index_20_Link">A.1.2 Declaraciones explícitas<text:tab/>5</text:a></text:p>
          <text:p text:style-name="P8"><text:a xlink:type="simple" xlink:href="#__RefHeading___Toc579_3095742526" text:style-name="Index_20_Link" text:visited-style-name="Index_20_Link">A.1.3 Otras características<text:tab/>5</text:a></text:p>
          <text:p text:style-name="P8"><text:a xlink:type="simple" xlink:href="#__RefHeading___Toc581_3095742526" text:style-name="Index_20_Link" text:visited-style-name="Index_20_Link">A.1.4 Aspectos relacionadios con la API de Java<text:tab/>5</text:a></text:p>
        </text:index-body>
      </text:table-of-content>
      <text:p text:style-name="P5"/>
      <text:h text:style-name="P10" text:outline-level="1" text:is-list-header="true"><text:bookmark-start text:name="__RefHeading___Toc836_2601721642"/><text:span text:style-name="T13">A</text:span><text:span text:style-name="T12"> – </text:span><text:span text:style-name="T14">Estudio de clases A</text:span><text:bookmark-end text:name="__RefHeading___Toc836_2601721642"/></text:h>
      <text:p text:style-name="Text_20_body"><text:span text:style-name="T14">Estudiar clases registro (record), <text:s/>clases selladas (sealed), <text:s text:c="2"/>y las clases Process, ProcessBuilder y ProcessbuilderRedirect</text:span></text:p>
      <text:p text:style-name="Text_20_body"><text:span text:style-name="T14"/></text:p>
      <text:h text:style-name="Heading_20_2" text:outline-level="2" text:is-list-header="true"><text:bookmark-start text:name="__RefHeading___Toc573_3095742526"/>A.1 Registros (record)<text:bookmark-end text:name="__RefHeading___Toc573_3095742526"/></text:h>
      <text:p text:style-name="P19">Información obtenida de:</text:p>
      <text:list xml:id="list4034954826" text:style-name="L2">
        <text:list-item>
          <text:p text:style-name="P20"><text:a xlink:type="simple" xlink:href="https://docs.oracle.com/en/java/javase/21/language/records.html" text:style-name="Internet_20_link" text:visited-style-name="Visited_20_Internet_20_Link">https://docs.oracle.com/en/java/javase/21/language/records.html</text:a></text:p>
        </text:list-item>
        <text:list-item>
          <text:p text:style-name="P20"><text:a xlink:type="simple" xlink:href="https://openjdk.org/jeps/395" text:style-name="Internet_20_link" text:visited-style-name="Visited_20_Internet_20_Link">https://openjdk.org/jeps/395</text:a></text:p>
        </text:list-item>
      </text:list>
      <text:p text:style-name="P18">Una clase <text:span text:style-name="T17">record</text:span><text:span text:style-name="T9"> es una clase especial pensada para agregar datos usando un mínimo de código. Un uso frecuente es el de construcción de DTO </text:span><text:span text:style-name="T10">inmutable.</text:span><text:span text:style-name="T9"> </text:span><text:span text:style-name="T10">Está disponible como preview desde JDK 14 y se incluyó como una característica en JDK 16.</text:span></text:p>
      <text:p text:style-name="P18"><text:span text:style-name="T9">Por ejemplo:</text:span></text:p>
      <text:p text:style-name="P12">record Persona (String nombre, int edad){}</text:p>
      <text:p text:style-name="P18">Sería equivalente a:</text:p>
      <text:p text:style-name="P12">public final class Persona {</text:p>
      <text:p text:style-name="P12"/>
      <text:p text:style-name="P12"><text:tab/>private <text:span text:style-name="T22">final </text:span>String nombre;</text:p>
      <text:p text:style-name="P12"><text:tab/>private <text:span text:style-name="T22">final </text:span>int edad;</text:p>
      <text:p text:style-name="P12"/>
      <text:p text:style-name="P12"><text:tab/>public Persona (String nombre, int edad){</text:p>
      <text:p text:style-name="P12"><text:tab/><text:tab/>this.nombre=nombre;</text:p>
      <text:p text:style-name="P12"><text:tab/><text:tab/>this.edad=edad;</text:p>
      <text:p text:style-name="P12"><text:tab/>}</text:p>
      <text:p text:style-name="P12"/>
      <text:p text:style-name="P12"><text:tab/>public String nombre(){</text:p>
      <text:p text:style-name="P12"><text:tab/><text:tab/>return nombre;</text:p>
      <text:p text:style-name="P12"><text:tab/>}</text:p>
      <text:p text:style-name="P12"/>
      <text:p text:style-name="P12"><text:tab/>public int edad(){</text:p>
      <text:p text:style-name="P12"><text:tab/><text:tab/>return edad;</text:p>
      <text:p text:style-name="P12"><text:tab/>}</text:p>
      <text:p text:style-name="P12"><text:tab/></text:p>
      <text:p text:style-name="P12"><text:tab/>//equal y hashcode especifican que son lo mismo si son del mismo</text:p>
      <text:p text:style-name="P12"><text:tab/>//tipo y tienen los mismos valores en los campos</text:p>
      <text:p text:style-name="P12"><text:tab/>public boolean equals …</text:p>
      <text:p text:style-name="P12"><text:tab/>public int hashCode … </text:p>
      <text:p text:style-name="P12"/>
      <text:p text:style-name="P12"><text:tab/>//<text:span text:style-name="T22">toString incluyendo todos los atributos y sus nombres</text:span></text:p>
      <text:p text:style-name="P12"><text:tab/><text:span text:style-name="T22">public String toString … </text:span></text:p>
      <text:p text:style-name="P12"/>
      <text:p text:style-name="P12">}</text:p>
      <text:p text:style-name="P18"/>
      <text:p text:style-name="P23"><text:soft-page-break/>Las clases record generan automáticamente:</text:p>
      <text:list xml:id="list773893023" text:style-name="L3">
        <text:list-item>
          <text:p text:style-name="P25"><text:span text:style-name="T22">Un atributo </text:span><text:span text:style-name="T16">private final</text:span><text:span text:style-name="T22"> por cada campo de la cabecera de la declaración.</text:span></text:p>
        </text:list-item>
        <text:list-item>
          <text:p text:style-name="P24">Un constructor canónico <text:span text:style-name="T23">basado en </text:span>la cabecera.</text:p>
        </text:list-item>
        <text:list-item>
          <text:p text:style-name="P24">Implementación de <text:span text:style-name="T15">equal y hashcode</text:span> tal que dos instancias de la misma clase con los mismos valores en todos los atributos son iguales.</text:p>
        </text:list-item>
        <text:list-item>
          <text:p text:style-name="P24">Implementación de <text:span text:style-name="T15">toString</text:span> mostrando todos los valores y nombres de los atributos.</text:p>
        </text:list-item>
      </text:list>
      <text:h text:style-name="Heading_20_3" text:outline-level="3" text:is-list-header="true"><text:bookmark-start text:name="__RefHeading___Toc575_3095742526"/>A.1.1 Declarando un constructor<text:bookmark-end text:name="__RefHeading___Toc575_3095742526"/></text:h>
      <text:p text:style-name="P26">Se pueden declarar constructores personalizados siempre que se termine llamando al constructor canónico.</text:p>
      <text:p text:style-name="P13">record Persona (String nombre, int edad){</text:p>
      <text:p text:style-name="P13"/>
      <text:p text:style-name="P13"><text:tab/><text:span text:style-name="T24">public Persona(String nombre){</text:span></text:p>
      <text:p text:style-name="P13"><text:span text:style-name="T24"><text:tab/><text:tab/>this(nombre,0);</text:span></text:p>
      <text:p text:style-name="P13"><text:span text:style-name="T24"><text:tab/>}</text:span></text:p>
      <text:p text:style-name="P13">}</text:p>
      <text:p text:style-name="P26"/>
      <text:p text:style-name="P26">Si se quiere sustituir el constructor canónico entonces se puede hacer como en cualquier otra clase:</text:p>
      <text:p text:style-name="P13">record Persona (String nombre, int edad){</text:p>
      <text:p text:style-name="P13"/>
      <text:p text:style-name="P13"><text:tab/><text:span text:style-name="T24">public Persona(String nombre, int edad){</text:span></text:p>
      <text:p text:style-name="P13"><text:tab/><text:tab/><text:span text:style-name="T24">if (edad&lt;0)</text:span></text:p>
      <text:p text:style-name="P14"><text:tab/><text:tab/><text:tab/>throw new IllegalArgumentException("Edad no permitida");</text:p>
      <text:p text:style-name="P14"><text:tab/><text:tab/>this.nombre=nombre;</text:p>
      <text:p text:style-name="P14"><text:tab/><text:tab/>this.edad=edad;</text:p>
      <text:p text:style-name="P13"><text:span text:style-name="T24"><text:tab/>}</text:span></text:p>
      <text:p text:style-name="P13">}</text:p>
      <text:p text:style-name="Standard"><text:line-break/><text:span text:style-name="T24">Pero también se puede declarar de forma compacta lo que evitará posibles errores declarando </text:span><text:span text:style-name="T25">y asignando</text:span><text:span text:style-name="T24"> parámetros:</text:span></text:p>
      <text:p text:style-name="Standard"/>
      <text:p text:style-name="P13">record Persona (String nombre, int edad){</text:p>
      <text:p text:style-name="P13"/>
      <text:p text:style-name="P13"><text:tab/><text:span text:style-name="T24">public Persona{</text:span></text:p>
      <text:p text:style-name="P13"><text:tab/><text:tab/><text:span text:style-name="T24">if (edad&lt;0)</text:span></text:p>
      <text:p text:style-name="P14"><text:tab/><text:tab/><text:tab/>throw new IllegalArgumentException("Edad no permitida");</text:p>
      <text:p text:style-name="P13"><text:span text:style-name="T24"><text:tab/>}</text:span></text:p>
      <text:p text:style-name="P13">}</text:p>
      <text:p text:style-name="Standard"/>
      <text:p text:style-name="Standard"/>
      <text:p text:style-name="Standard"/>
      <text:p text:style-name="Standard"/>
      <text:h text:style-name="P11" text:outline-level="3" text:is-list-header="true"><text:bookmark-start text:name="__RefHeading___Toc577_3095742526"/><text:soft-page-break/>A.1.<text:span text:style-name="T26">2</text:span> <text:span text:style-name="T26">Declaraciones explícitas</text:span><text:bookmark-end text:name="__RefHeading___Toc577_3095742526"/></text:h>
      <text:list xml:id="list3799551389" text:style-name="L4">
        <text:list-item>
          <text:p text:style-name="P29"><text:span text:style-name="T26">Se pueden declarar métodos de acceso para cualquier atributo definido en la cabecera siempre que sean públicos y devuelvan el mismo tipo que los métodos implícitos. Lo mismo sucede con equal, hashCode y toString.</text:span></text:p>
        </text:list-item>
        <text:list-item>
          <text:p text:style-name="P29"><text:span text:style-name="T26">Se pueden declarar atributos <text:s/>y métodos estáticos.</text:span></text:p>
        </text:list-item>
        <text:list-item>
          <text:p text:style-name="P34">Se pueden declarar de manera anidada. En este caso serán estática.</text:p>
        </text:list-item>
        <text:list-item>
          <text:p text:style-name="P29"><text:span text:style-name="T26">No se pueden declarar atributos de instancia ni inicializadores de in</text:span><text:span text:style-name="T28">st</text:span><text:span text:style-name="T26">ancia.</text:span></text:p>
        </text:list-item>
      </text:list>
      <text:h text:style-name="Heading_20_3" text:outline-level="3" text:is-list-header="true"><text:bookmark-start text:name="__RefHeading___Toc579_3095742526"/>A.1.3 <text:span text:style-name="T26">Otras características</text:span><text:bookmark-end text:name="__RefHeading___Toc579_3095742526"/></text:h>
      <text:list xml:id="list3763885716" text:style-name="L6">
        <text:list-item>
          <text:p text:style-name="P28">Las clases <text:span text:style-name="T15">record</text:span><text:span text:style-name="T6"> finales de manera implícita y no se pueden extender.</text:span></text:p>
        </text:list-item>
        <text:list-item>
          <text:p text:style-name="P28"><text:span text:style-name="T6">Se pueden hacer genéricas usando clases genéricas para sus atributos:</text:span></text:p>
          <text:p text:style-name="P15">record <text:span text:style-name="T27">Triangulo&lt;C extends Coordinate&gt; (C top, C left, C right){}</text:span></text:p>
          <text:p text:style-name="P28"><text:span text:style-name="T6"/></text:p>
        </text:list-item>
        <text:list-item>
          <text:p text:style-name="P28"><text:span text:style-name="T6">Pueden implementar interfaces.</text:span></text:p>
        </text:list-item>
        <text:list-item>
          <text:p text:style-name="P31"><text:span text:style-name="T6">Se pueden agregar anotaciones</text:span></text:p>
        </text:list-item>
        <text:list-item>
          <text:p text:style-name="P30"><text:span text:style-name="T7">Trabajan bien con clases selladas(Ver).</text:span></text:p>
        </text:list-item>
        <text:list-item>
          <text:p text:style-name="P32"><text:span text:style-name="T7">S</text:span><text:span text:style-name="T6">e puede hacer declaraciones locales <text:s/>como del resto de clases. </text:span><text:span text:style-name="T8">En este caso serán estáticas.</text:span></text:p>
        </text:list-item>
        <text:list-item>
          <text:p text:style-name="P35"><text:span text:style-name="T8">L</text:span><text:span text:style-name="T6">os </text:span><text:span text:style-name="T15">record</text:span><text:span text:style-name="T6"> se pueden serializar pero no se puede personalizar la serialización o deserialización.</text:span></text:p>
        </text:list-item>
      </text:list>
      <text:h text:style-name="Heading_20_3" text:outline-level="3" text:is-list-header="true"><text:bookmark-start text:name="__RefHeading___Toc581_3095742526"/>A.1.4 <text:span text:style-name="T29">Aspectos relacionadios con la API de Java</text:span><text:bookmark-end text:name="__RefHeading___Toc581_3095742526"/></text:h>
      <text:p text:style-name="P36">Todas las clases <text:span text:style-name="T15">record</text:span><text:span text:style-name="T6"> extienden de </text:span><text:span text:style-name="T15">java.lang.Record</text:span><text:span text:style-name="T6">. Si se importa otra clase llamada </text:span><text:span text:style-name="T15">Record</text:span><text:span text:style-name="T6"> de un paquete diferente a </text:span><text:span text:style-name="T15">java.lang</text:span><text:span text:style-name="T6"> se pueden tener problemas al compilar. Eso sucede si son importados con comodines. Por ejemplo </text:span><text:span text:style-name="T15">miapp.lib.* </text:span><text:span text:style-name="T6"><text:s/>donde existe </text:span><text:span text:style-name="T15">miapp.lib.Record</text:span><text:span text:style-name="T6"> ya que al importarse así no hay precedencia. Para evitarlo importar con la ruta completa <text:s/></text:span><text:span text:style-name="T15">miapp.lib.Record</text:span></text:p>
      <text:p text:style-name="P33"><text:span text:style-name="T8"/></text:p>
      <text:p text:style-name="P37"><text:span text:style-name="T6">La clase </text:span><text:span text:style-name="T28">j</text:span>ava.lang.Class <text:s/><text:span text:style-name="T6">tiene dos metodos relacionados con </text:span>record:</text:p>
      <text:p text:style-name="P38">RecordComponent() getRecordComponents(): <text:span text:style-name="T9">Devuelve un array <text:s/>con los componentes de la clase como </text:span><text:span text:style-name="T19">java.lang.reflect.Recordcomponent.</text:span></text:p>
      <text:p text:style-name="P38">boolean isRecord():<text:span text:style-name="T9"> True si la clase es record.</text:span></text:p>
      <text:p text:style-name="P27"/>
      <text:p text:style-name="Standard"/>
      <text:p text:style-name="Standard"/>
      <text:p text:style-name="Standard"/>
      <text:p text:style-name="Standard"/>
      <text:h text:style-name="Heading_20_2" text:outline-level="2" text:is-list-header="true"><text:soft-page-break/>A.2 Clases <text:span text:style-name="T29">e interfaces</text:span> selladas (sealed)</text:h>
      <text:p text:style-name="Standard"/>
      <text:p text:style-name="P22">Información obtenida de:</text:p>
      <text:list xml:id="list145335630231135" text:continue-list="list4034954826" text:style-name="L2">
        <text:list-item>
          <text:p text:style-name="P21"><text:a xlink:type="simple" xlink:href="https://docs.oracle.com/en/java/javase/21/language/sealed-classes-and-interfaces.html" text:style-name="Internet_20_link" text:visited-style-name="Visited_20_Internet_20_Link">https://docs.oracle.com/en/java/javase/21/language/sealed-classes-and-interfaces.html</text:a></text:p>
        </text:list-item>
        <text:list-item>
          <text:p text:style-name="P21"><text:a xlink:type="simple" xlink:href="https://openjdk.org/jeps/409" text:style-name="Internet_20_link" text:visited-style-name="Visited_20_Internet_20_Link">https://openjdk.org/jeps/409</text:a></text:p>
        </text:list-item>
      </text:list>
      <text:p text:style-name="Standard"/>
      <text:p text:style-name="P16">Las clases selladas aparecieron como preview en JDK 15 y JDK 16 y se finalizaron en JDK 17 sin cambios respecto a las del <text:span text:style-name="T20">JDK16</text:span>.</text:p>
      <text:p text:style-name="P16"/>
      <text:p text:style-name="P17">Las clases e interfaces selladas restringen qué otras clases pueden extenderlas o implementarlas. El objetivo es agregar una capa de seguridad previniendo extensiones o implementaciones no deseadas.</text:p>
      <text:p text:style-name="P17"/>
      <text:h text:style-name="Heading_20_3" text:outline-level="3" text:is-list-header="true">A.2.1 Declaración</text:h>
      <text:p text:style-name="P17">Se hace agregando el modificador <text:span text:style-name="T15">sealed</text:span><text:span text:style-name="T6"> a la declaración y al final(tras extends e implements) agregar </text:span><text:span text:style-name="T15">permits &lt;lista de clases permitidas&gt;</text:span><text:span text:style-name="T18">.</text:span></text:p>
      <text:p text:style-name="Preformatted_20_Text">public <text:span text:style-name="T3">sealed</text:span> class Shape <text:span text:style-name="T3">permits Circle, Square, Rectangle</text:span> {</text:p>
      <text:p text:style-name="Preformatted_20_Text">}</text:p>
      <text:p text:style-name="Standard"/>
      <text:p text:style-name="P17">Si se omite la definición de <text:span text:style-name="T15">permits</text:span><text:span text:style-name="T6"> entonces se permite la extensión por clases definidas en el mismo archivo.</text:span></text:p>
      <text:p text:style-name="P17"><text:span text:style-name="T6"/></text:p>
      <text:h text:style-name="Heading_20_3" text:outline-level="3" text:is-list-header="true">A.2.2 Restricciones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stacado_20_no_20_sumario" style:display-name="Destacado no sumario" style:family="paragraph" style:parent-style-name="Standard">
      <style:text-properties style:font-name="Liberation Sans" fo:font-family="'Liberation Sans'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008080"/>
      <style:paragraph-properties fo:margin-top="0cm" fo:margin-bottom="0cm" style:contextual-spacing="false" style:page-number="auto" fo:background-color="#008080" fo:padding="0.499cm" fo:border="none"/>
      <style:text-properties fo:color="#ffffff" loext:opacity="100%"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ake_20_titulo3" style:display-name="fake titulo3" style:family="paragraph" style:parent-style-name="Heading_20_3" style:default-outline-level="" style:list-style-name="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es" fo:country="ES"/>
    </style:style>
    <style:style style:name="MT1" style:family="text">
      <style:text-properties officeooo:rsid="0030dd01"/>
    </style:style>
    <style:style style:name="MT2" style:family="text">
      <style:text-properties officeooo:rsid="00bc080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</text:span><text:span text:style-name="MT2">ágina </text:span><text:page-number text:select-page="current">4</text:page-number><text:s/><text:span text:style-name="MT2">de</text:span><text:span text:style-name="MT1"> </text:span><text:span text:style-name="MT1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2T18:53:04.913000000</meta:creation-date>
    <dc:date>2024-02-23T14:53:34.482000000</dc:date>
    <meta:editing-duration>PT13H33M6S</meta:editing-duration>
    <meta:editing-cycles>118</meta:editing-cycles>
    <meta:generator>LibreOffice/7.4.7.2$Windows_X86_64 LibreOffice_project/723314e595e8007d3cf785c16538505a1c878ca5</meta:generator>
    <meta:print-date>2023-09-27T19:14:24.063000000</meta:print-date>
    <meta:printed-by>Archivos PDF</meta:printed-by>
    <meta:document-statistic meta:table-count="0" meta:image-count="0" meta:object-count="0" meta:page-count="6" meta:paragraph-count="103" meta:word-count="742" meta:character-count="5048" meta:non-whitespace-character-count="4368"/>
  </office:meta>
</office:document-meta>
</file>